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9.85mm"/>
    </style:style>
    <style:style style:name="co3" style:family="table-column">
      <style:table-column-properties fo:break-before="auto" style:column-width="47.87mm"/>
    </style:style>
    <style:style style:name="co4" style:family="table-column">
      <style:table-column-properties fo:break-before="auto" style:column-width="5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RUPO: </text:p>
          </table:table-cell>
          <table:covered-table-cell table:number-columns-repeated="2" table:style-name="ce2"/>
          <table:covered-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Jogo de operadores matemático com tempo</text:p>
          </table:table-cell>
          <table:covered-table-cell table:number-columns-repeated="2" table:style-name="ce2"/>
          <table:covered-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ANÁLISE DE BENCHMARKING - AVALIAÇÃO DE 1 A 5</text:p>
          </table:table-cell>
          <table:covered-table-cell table:number-columns-repeated="2" table:style-name="ce2"/>
          <table:covered-table-cell table:style-name="ce8"/>
          <table:table-cell table:number-columns-repeated="1019"/>
        </table:table-row>
        <table:table-row table:style-name="ro3">
          <table:table-cell/>
          <table:table-cell table:style-name="ce4"/>
          <table:table-cell table:style-name="ce6" office:value-type="string" calcext:value-type="string">
            <text:p><text:a xlink:href="https://sudoku.com/pt/medio/" xlink:type="simple">sudoku</text:a></text:p>
          </table:table-cell>
          <table:table-cell table:style-name="ce6" office:value-type="string" calcext:value-type="string">
            <text:p><text:a xlink:href="https://www.clickjogos.com.br/jogos/onetwothree" xlink:type="simple">one+two+three</text:a></text:p>
          </table:table-cell>
          <table:table-cell table:style-name="ce6" office:value-type="string" calcext:value-type="string">
            <text:p><text:a xlink:href="https://www.tabuadademultiplicar.com.br/teste-de-tempo/" xlink:type="simple">Treinar tabuada no tempo</text:a>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obtenção de logica matemática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proporcionar a atenção</text:p>
          </table:table-cell>
          <table:table-cell table:style-name="ce7" table:number-columns-repeated="3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Limites</text:p>
          </table:table-cell>
          <table:table-cell table:style-name="ce7" table:number-columns-repeated="3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Tem ritmo e harmonia</text:p>
          </table:table-cell>
          <table:table-cell table:style-name="ce7" table:number-columns-repeated="3"/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Tem atitude social pelo menos.</text:p>
          </table:table-cell>
          <table:table-cell table:style-name="ce7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Página1.F31" table:end-x="1.61mm" table:end-y="1.58mm" draw:z-index="0" draw:name="Chart 1" draw:style-name="gr1" draw:text-style-name="P1" svg:width="158.66mm" svg:height="98.09mm" svg:x="24.95mm" svg:y="3.52mm">
              <draw:object draw:notify-on-update-of-ranges="Página1.B6:Página1.B10 Página1.C4:Página1.C5 Página1.C6:Página1.C10 Página1.D4:Página1.D5 Página1.D6:Página1.D10 Página1.E4:Página1.E5 Página1.E6:Página1.E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6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1:16:04.834045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dc:date>2021-04-04T11:36:51.923932076</dc:date>
    <meta:editing-duration>PT41M19S</meta:editing-duration>
    <meta:editing-cycles>11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adar" chart:style-name="ch1">
        <chart:legend chart:legend-position="end" svg:x="9.954cm" svg:y="4.111cm" style:legend-expansion="high" chart:style-name="ch2"/>
        <chart:plot-area chart:style-name="ch3" table:cell-range-address="Página1.B4:Página1.E10" chart:data-source-has-labels="both" svg:x="0.317cm" svg:y="0.196cm" svg:width="9.32cm" svg:height="9.424cm">
          <chartooo:coordinate-region svg:x="3.423cm" svg:y="3.564cm" svg:width="3.106cm" svg:height="3.106cm"/>
          <chart:axis chart:dimension="x" chart:name="primary-x" chart:style-name="ch4" chartooo:axis-type="text">
            <chart:categories table:cell-range-address="Página1.B6:Página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ágina1.C6:Página1.C10" chart:label-cell-address="Página1.C4:Página1.C5" chart:class="chart:radar">
            <chart:data-point chart:repeated="5"/>
          </chart:series>
          <chart:series chart:style-name="ch8" chart:values-cell-range-address="Página1.D6:Página1.D10" chart:label-cell-address="Página1.D4:Página1.D5" chart:class="chart:radar">
            <chart:data-point chart:repeated="5"/>
          </chart:series>
          <chart:series chart:style-name="ch9" chart:values-cell-range-address="Página1.E6:Página1.E10" chart:label-cell-address="Página1.E4:Página1.E5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doku</text:p>
                <text:list>
                  <text:list-item>
                    <text:p/>
                  </text:list-item>
                  <text:list-item>
                    <text:p>sudoku</text:p>
                  </text:list-item>
                </text:list>
                <draw:g>
                  <svg:desc>Página1.C4:Página1.C5</svg:desc>
                </draw:g>
              </table:table-cell>
              <table:table-cell office:value-type="string">
                <text:p>one+two+three</text:p>
                <text:list>
                  <text:list-item>
                    <text:p/>
                  </text:list-item>
                  <text:list-item>
                    <text:p>one+two+three</text:p>
                  </text:list-item>
                </text:list>
                <draw:g>
                  <svg:desc>Página1.D4:Página1.D5</svg:desc>
                </draw:g>
              </table:table-cell>
              <table:table-cell office:value-type="string">
                <text:p>Treinar tabuada no tempo</text:p>
                <text:list>
                  <text:list-item>
                    <text:p/>
                  </text:list-item>
                  <text:list-item>
                    <text:p>Treinar tabuada no tempo</text:p>
                  </text:list-item>
                </text:list>
                <draw:g>
                  <svg:desc>Página1.E4:Página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btenção de logica matemática</text:p>
                <draw:g>
                  <svg:desc>Página1.B6:Página1.B10</svg:desc>
                </draw:g>
              </table:table-cell>
              <table:table-cell office:value-type="float" office:value="NaN">
                <text:p>NaN</text:p>
                <draw:g>
                  <svg:desc>Página1.C6:Página1.C10</svg:desc>
                </draw:g>
              </table:table-cell>
              <table:table-cell office:value-type="float" office:value="NaN">
                <text:p>NaN</text:p>
                <draw:g>
                  <svg:desc>Página1.D6:Página1.D10</svg:desc>
                </draw:g>
              </table:table-cell>
              <table:table-cell office:value-type="float" office:value="NaN">
                <text:p>NaN</text:p>
                <draw:g>
                  <svg:desc>Página1.E6:Página1.E10</svg:desc>
                </draw:g>
              </table:table-cell>
            </table:table-row>
            <table:table-row>
              <table:table-cell office:value-type="string">
                <text:p>proporcionar a atençã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mi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m ritmo e harmon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m atitude social pelo menos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